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571" officeooo:paragraph-rsid="0009a571"/>
    </style:style>
    <style:style style:name="P2" style:family="paragraph" style:parent-style-name="Standard">
      <style:text-properties officeooo:rsid="0009a571" officeooo:paragraph-rsid="00173d1b"/>
    </style:style>
    <style:style style:name="P3" style:family="paragraph" style:parent-style-name="Standard">
      <style:text-properties officeooo:rsid="0009a571" officeooo:paragraph-rsid="000b5612"/>
    </style:style>
    <style:style style:name="P4" style:family="paragraph" style:parent-style-name="Standard">
      <style:text-properties officeooo:rsid="0009a571" officeooo:paragraph-rsid="00192268"/>
    </style:style>
    <style:style style:name="P5" style:family="paragraph" style:parent-style-name="Standard">
      <style:text-properties officeooo:rsid="000d0dcc" officeooo:paragraph-rsid="000d0dcc"/>
    </style:style>
    <style:style style:name="P6" style:family="paragraph" style:parent-style-name="Standard">
      <style:text-properties officeooo:rsid="000e534d" officeooo:paragraph-rsid="000e534d"/>
    </style:style>
    <style:style style:name="P7" style:family="paragraph" style:parent-style-name="Standard">
      <style:text-properties officeooo:rsid="000e967e" officeooo:paragraph-rsid="000e967e"/>
    </style:style>
    <style:style style:name="P8" style:family="paragraph" style:parent-style-name="Standard">
      <style:text-properties fo:font-weight="bold" officeooo:rsid="001276ea" officeooo:paragraph-rsid="001276ea" style:font-weight-asian="bold" style:font-weight-complex="bold"/>
    </style:style>
    <style:style style:name="P9" style:family="paragraph" style:parent-style-name="Standard">
      <style:text-properties fo:font-weight="bold" officeooo:rsid="000b5612" officeooo:paragraph-rsid="000d0dcc" style:font-weight-asian="bold" style:font-weight-complex="bold"/>
    </style:style>
    <style:style style:name="P10" style:family="paragraph" style:parent-style-name="Standard">
      <style:text-properties fo:font-weight="bold" officeooo:rsid="0009a571" officeooo:paragraph-rsid="0009a571" style:font-weight-asian="bold" style:font-weight-complex="bold"/>
    </style:style>
    <style:style style:name="P11" style:family="paragraph" style:parent-style-name="Standard">
      <style:text-properties fo:font-weight="bold" officeooo:paragraph-rsid="001f5331" style:font-weight-asian="bold" style:font-weight-complex="bold"/>
    </style:style>
    <style:style style:name="P12" style:family="paragraph" style:parent-style-name="Standard">
      <style:text-properties fo:font-weight="bold" officeooo:rsid="002142e1" officeooo:paragraph-rsid="002142e1" style:font-weight-asian="bold" style:font-weight-complex="bold"/>
    </style:style>
    <style:style style:name="P13" style:family="paragraph" style:parent-style-name="Standard">
      <style:text-properties officeooo:paragraph-rsid="00107ed9"/>
    </style:style>
    <style:style style:name="P14" style:family="paragraph" style:parent-style-name="Standard">
      <style:text-properties officeooo:rsid="00173d1b" officeooo:paragraph-rsid="00173d1b"/>
    </style:style>
    <style:style style:name="P15" style:family="paragraph" style:parent-style-name="Standard">
      <style:text-properties fo:color="#c9211e" officeooo:rsid="0015f229" officeooo:paragraph-rsid="0015f229"/>
    </style:style>
    <style:style style:name="P16" style:family="paragraph" style:parent-style-name="Standard">
      <style:text-properties officeooo:rsid="00192268" officeooo:paragraph-rsid="00192268"/>
    </style:style>
    <style:style style:name="P17" style:family="paragraph" style:parent-style-name="Standard">
      <style:text-properties officeooo:paragraph-rsid="002142e1"/>
    </style:style>
    <style:style style:name="P18" style:family="paragraph" style:parent-style-name="Standard">
      <style:text-properties officeooo:paragraph-rsid="0022f4a3"/>
    </style:style>
    <style:style style:name="P19" style:family="paragraph" style:parent-style-name="Standard" style:list-style-name="L1">
      <style:text-properties officeooo:paragraph-rsid="001b7afa"/>
    </style:style>
    <style:style style:name="P20" style:family="paragraph" style:parent-style-name="Standard" style:list-style-name="L1">
      <style:text-properties fo:font-size="12pt" officeooo:paragraph-rsid="001b7afa" style:font-size-asian="12pt" style:font-size-complex="12pt"/>
    </style:style>
    <style:style style:name="P21" style:family="paragraph" style:parent-style-name="Standard" style:list-style-name="L1">
      <style:text-properties fo:font-size="12pt" officeooo:rsid="00192268" officeooo:paragraph-rsid="001b7afa" style:font-size-asian="12pt" style:font-size-complex="12pt"/>
    </style:style>
    <style:style style:name="P22" style:family="paragraph" style:parent-style-name="Standard" style:list-style-name="L2">
      <style:text-properties officeooo:paragraph-rsid="0022f4a3"/>
    </style:style>
    <style:style style:name="P23" style:family="paragraph" style:parent-style-name="Standard" style:list-style-name="L2">
      <style:text-properties officeooo:paragraph-rsid="0023e32e"/>
    </style:style>
    <style:style style:name="P24" style:family="paragraph" style:parent-style-name="Standard" style:list-style-name="L2">
      <style:text-properties fo:font-weight="normal" officeooo:rsid="002142e1" officeooo:paragraph-rsid="002142e1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142e1" officeooo:paragraph-rsid="0022f4a3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142e1" officeooo:paragraph-rsid="0023e32e" style:font-weight-asian="normal" style:font-weight-complex="normal"/>
    </style:style>
    <style:style style:name="P27" style:family="paragraph" style:parent-style-name="Standard" style:list-style-name="L3">
      <style:text-properties officeooo:rsid="0009a571" officeooo:paragraph-rsid="0009a571"/>
    </style:style>
    <style:style style:name="P28" style:family="paragraph" style:parent-style-name="Standard" style:list-style-name="L3">
      <style:text-properties officeooo:rsid="0009a571" officeooo:paragraph-rsid="000b5612"/>
    </style:style>
    <style:style style:name="P29" style:family="paragraph" style:parent-style-name="Standard" style:list-style-name="L4">
      <style:text-properties officeooo:paragraph-rsid="000d0dcc"/>
    </style:style>
    <style:style style:name="P30" style:family="paragraph" style:parent-style-name="Standard" style:list-style-name="L4">
      <style:text-properties officeooo:rsid="000e534d" officeooo:paragraph-rsid="000e534d"/>
    </style:style>
    <style:style style:name="P31" style:family="paragraph" style:parent-style-name="Standard" style:list-style-name="L5">
      <style:text-properties officeooo:rsid="000e534d" officeooo:paragraph-rsid="000e534d"/>
    </style:style>
    <style:style style:name="P32" style:family="paragraph" style:parent-style-name="Standard" style:list-style-name="L6">
      <style:text-properties officeooo:rsid="000e534d" officeooo:paragraph-rsid="000e534d"/>
    </style:style>
    <style:style style:name="P33" style:family="paragraph" style:parent-style-name="Standard" style:list-style-name="L5">
      <style:text-properties officeooo:paragraph-rsid="000e534d"/>
    </style:style>
    <style:style style:name="P34" style:family="paragraph" style:parent-style-name="Standard" style:list-style-name="L5">
      <style:text-properties officeooo:rsid="000d0dcc" officeooo:paragraph-rsid="000d0dcc"/>
    </style:style>
    <style:style style:name="P35" style:family="paragraph" style:parent-style-name="Standard" style:list-style-name="L6">
      <style:text-properties officeooo:paragraph-rsid="00107e77"/>
    </style:style>
    <style:style style:name="P36" style:family="paragraph" style:parent-style-name="Standard" style:list-style-name="L6">
      <style:text-properties officeooo:paragraph-rsid="000e967e"/>
    </style:style>
    <style:style style:name="P37" style:family="paragraph" style:parent-style-name="Standard" style:list-style-name="L6">
      <style:text-properties officeooo:rsid="000e967e" officeooo:paragraph-rsid="000e967e"/>
    </style:style>
    <style:style style:name="P38" style:family="paragraph" style:parent-style-name="Standard" style:list-style-name="L6">
      <style:text-properties officeooo:rsid="000e967e" officeooo:paragraph-rsid="00107e77"/>
    </style:style>
    <style:style style:name="P39" style:family="paragraph" style:parent-style-name="Standard" style:list-style-name="L7">
      <style:text-properties officeooo:paragraph-rsid="001276ea"/>
    </style:style>
    <style:style style:name="P40" style:family="paragraph" style:parent-style-name="Standard" style:list-style-name="L7">
      <style:text-properties officeooo:paragraph-rsid="0015f229"/>
    </style:style>
    <style:style style:name="P41" style:family="paragraph" style:parent-style-name="Standard" style:list-style-name="L7">
      <style:text-properties officeooo:rsid="001276ea" officeooo:paragraph-rsid="001276ea"/>
    </style:style>
    <style:style style:name="P42" style:family="paragraph" style:parent-style-name="Standard" style:list-style-name="L7">
      <style:text-properties officeooo:rsid="0015f229" officeooo:paragraph-rsid="0015f229"/>
    </style:style>
    <style:style style:name="P43" style:family="paragraph" style:parent-style-name="Standard" style:list-style-name="L7">
      <style:text-properties fo:color="#000000" officeooo:rsid="001401ef" officeooo:paragraph-rsid="001401ef"/>
    </style:style>
    <style:style style:name="P44" style:family="paragraph" style:parent-style-name="Standard" style:list-style-name="L7">
      <style:text-properties fo:color="#000000" officeooo:rsid="0015f229" officeooo:paragraph-rsid="0015f229"/>
    </style:style>
    <style:style style:name="P45" style:family="paragraph" style:parent-style-name="Standard" style:list-style-name="L8">
      <style:text-properties fo:color="#000000" fo:font-weight="normal" officeooo:rsid="00173d1b" officeooo:paragraph-rsid="001f5331" style:font-weight-asian="normal" style:font-weight-complex="normal"/>
    </style:style>
    <style:style style:name="P46" style:family="paragraph" style:parent-style-name="Standard" style:list-style-name="L8">
      <style:text-properties officeooo:paragraph-rsid="001f5331"/>
    </style:style>
    <style:style style:name="P47" style:family="paragraph" style:parent-style-name="Standard" style:list-style-name="L8">
      <style:text-properties officeooo:rsid="00173d1b" officeooo:paragraph-rsid="00173d1b"/>
    </style:style>
    <style:style style:name="P48" style:family="paragraph" style:parent-style-name="Standard" style:list-style-name="L8">
      <style:text-properties officeooo:rsid="00258161" officeooo:paragraph-rsid="001f5331"/>
    </style:style>
    <style:style style:name="P49" style:family="paragraph" style:parent-style-name="Standard">
      <style:text-properties fo:color="#c9211e" fo:font-weight="bold" officeooo:rsid="0023e32e" officeooo:paragraph-rsid="0023e32e" style:font-weight-asian="bold" style:font-weight-complex="bold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173d1b"/>
    </style:style>
    <style:style style:name="T3" style:family="text">
      <style:text-properties fo:font-variant="normal" fo:text-transform="none" fo:color="#c9211e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color="#c9211e" style:font-name="Liberation Serif" fo:font-size="12pt" fo:letter-spacing="normal" fo:font-style="normal" fo:font-weight="normal" officeooo:rsid="00173d1b"/>
    </style:style>
    <style:style style:name="T5" style:family="text">
      <style:text-properties fo:font-variant="normal" fo:text-transform="none" fo:color="#c9211e" style:font-name="Liberation Serif" fo:font-size="10.5pt" fo:letter-spacing="normal" fo:font-style="normal" fo:font-weight="normal"/>
    </style:style>
    <style:style style:name="T6" style:family="text">
      <style:text-properties fo:font-variant="normal" fo:text-transform="none" fo:color="#c9211e" style:font-name="sfmono-regular" fo:font-size="10.5pt" fo:letter-spacing="normal" fo:font-style="normal" fo:font-weight="normal"/>
    </style:style>
    <style:style style:name="T7" style:family="text">
      <style:text-properties fo:font-variant="normal" fo:text-transform="none" fo:color="#c9211e" style:font-name="sfmono-regular" fo:font-size="10.5pt" fo:letter-spacing="normal" fo:font-style="normal" fo:font-weight="normal" officeooo:rsid="001a3609"/>
    </style:style>
    <style:style style:name="T8" style:family="text">
      <style:text-properties fo:font-variant="normal" fo:text-transform="none" fo:color="#b4690e" style:font-name="sfmono-regular" fo:font-size="10.5pt" fo:letter-spacing="normal" fo:font-style="normal" fo:font-weight="normal"/>
    </style:style>
    <style:style style:name="T9" style:family="text">
      <style:text-properties fo:font-variant="normal" fo:text-transform="none" fo:color="#b4690e" style:font-name="sfmono-regular" fo:letter-spacing="normal" fo:font-style="normal" fo:font-weight="normal"/>
    </style:style>
    <style:style style:name="T10" style:family="text">
      <style:text-properties fo:font-variant="normal" fo:text-transform="none" fo:color="#b4690e" style:font-name="sfmono-regular" fo:letter-spacing="normal" fo:font-style="normal" fo:font-weight="normal" officeooo:rsid="0009263f"/>
    </style:style>
    <style:style style:name="T11" style:family="text">
      <style:text-properties fo:font-variant="normal" fo:text-transform="none" fo:color="#b4690e" style:font-name="sfmono-regular" fo:font-size="12pt" fo:letter-spacing="normal" fo:font-style="normal" fo:font-weight="normal" officeooo:rsid="0009263f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13" style:family="text">
      <style:text-properties fo:font-variant="normal" fo:text-transform="none" fo:color="#158466" style:font-name="sfmono-regular" fo:font-size="10.5pt" fo:letter-spacing="normal" fo:font-style="normal" fo:font-weight="normal" officeooo:rsid="001a3609"/>
    </style:style>
    <style:style style:name="T14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c9211e"/>
    </style:style>
    <style:style style:name="T17" style:family="text">
      <style:text-properties fo:color="#c9211e" officeooo:rsid="00107e77"/>
    </style:style>
    <style:style style:name="T18" style:family="text">
      <style:text-properties fo:color="#c9211e" officeooo:rsid="001276ea"/>
    </style:style>
    <style:style style:name="T19" style:family="text">
      <style:text-properties fo:color="#c9211e" officeooo:rsid="001401ef"/>
    </style:style>
    <style:style style:name="T20" style:family="text">
      <style:text-properties fo:color="#c9211e" officeooo:rsid="0015f229"/>
    </style:style>
    <style:style style:name="T21" style:family="text">
      <style:text-properties fo:color="#c9211e" fo:font-weight="bold" style:font-weight-asian="bold" style:font-weight-complex="bold"/>
    </style:style>
    <style:style style:name="T22" style:family="text">
      <style:text-properties fo:color="#c9211e" fo:font-weight="bold" officeooo:rsid="00173d1b" style:font-weight-asian="bold" style:font-weight-complex="bold"/>
    </style:style>
    <style:style style:name="T23" style:family="text">
      <style:text-properties fo:color="#c9211e" fo:font-weight="bold" officeooo:rsid="002142e1" style:font-weight-asian="bold" style:font-weight-complex="bold"/>
    </style:style>
    <style:style style:name="T24" style:family="text">
      <style:text-properties fo:color="#c9211e" fo:font-weight="bold" officeooo:rsid="0022f4a3" style:font-weight-asian="bold" style:font-weight-complex="bold"/>
    </style:style>
    <style:style style:name="T25" style:family="text">
      <style:text-properties fo:color="#c9211e" fo:font-weight="normal" style:font-weight-asian="normal" style:font-weight-complex="normal"/>
    </style:style>
    <style:style style:name="T26" style:family="text">
      <style:text-properties fo:color="#c9211e" fo:font-weight="normal" officeooo:rsid="00173d1b" style:font-weight-asian="normal" style:font-weight-complex="normal"/>
    </style:style>
    <style:style style:name="T27" style:family="text">
      <style:text-properties fo:color="#c9211e" fo:font-weight="normal" officeooo:rsid="002142e1" style:font-weight-asian="normal" style:font-weight-complex="normal"/>
    </style:style>
    <style:style style:name="T28" style:family="text">
      <style:text-properties fo:color="#c9211e" fo:font-weight="normal" officeooo:rsid="0022f4a3" style:font-weight-asian="normal" style:font-weight-complex="normal"/>
    </style:style>
    <style:style style:name="T29" style:family="text">
      <style:text-properties fo:color="#c9211e" fo:font-weight="normal" officeooo:rsid="0023e32e" style:font-weight-asian="normal" style:font-weight-complex="normal"/>
    </style:style>
    <style:style style:name="T30" style:family="text">
      <style:text-properties fo:color="#c9211e" officeooo:rsid="000e967e"/>
    </style:style>
    <style:style style:name="T31" style:family="text">
      <style:text-properties fo:color="#c9211e" officeooo:rsid="0009263f"/>
    </style:style>
    <style:style style:name="T32" style:family="text">
      <style:text-properties fo:color="#c9211e" fo:font-size="12pt" officeooo:rsid="0009263f" style:font-size-asian="12pt" style:font-size-complex="12pt"/>
    </style:style>
    <style:style style:name="T33" style:family="text">
      <style:text-properties fo:color="#c9211e" officeooo:rsid="00258161"/>
    </style:style>
    <style:style style:name="T34" style:family="text">
      <style:text-properties fo:color="#c9211e" fo:font-style="italic" fo:font-weight="bold" officeooo:rsid="002142e1" style:font-style-asian="italic" style:font-weight-asian="bold" style:font-style-complex="italic" style:font-weight-complex="bold"/>
    </style:style>
    <style:style style:name="T35" style:family="text">
      <style:text-properties officeooo:rsid="000d0dcc"/>
    </style:style>
    <style:style style:name="T36" style:family="text">
      <style:text-properties officeooo:rsid="000e534d"/>
    </style:style>
    <style:style style:name="T37" style:family="text">
      <style:text-properties officeooo:rsid="000e967e"/>
    </style:style>
    <style:style style:name="T38" style:family="text">
      <style:text-properties officeooo:rsid="00107e7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b5612" style:font-weight-asian="bold" style:font-weight-complex="bold"/>
    </style:style>
    <style:style style:name="T41" style:family="text">
      <style:text-properties fo:font-weight="bold" officeooo:rsid="00107ed9" style:font-weight-asian="bold" style:font-weight-complex="bold"/>
    </style:style>
    <style:style style:name="T42" style:family="text">
      <style:text-properties fo:font-weight="bold" officeooo:rsid="00173d1b" style:font-weight-asian="bold" style:font-weight-complex="bold"/>
    </style:style>
    <style:style style:name="T43" style:family="text">
      <style:text-properties fo:font-weight="bold" officeooo:rsid="002142e1" style:font-weight-asian="bold" style:font-weight-complex="bold"/>
    </style:style>
    <style:style style:name="T44" style:family="text">
      <style:text-properties officeooo:rsid="001276ea"/>
    </style:style>
    <style:style style:name="T45" style:family="text">
      <style:text-properties officeooo:rsid="001401ef"/>
    </style:style>
    <style:style style:name="T46" style:family="text">
      <style:text-properties fo:color="#000000"/>
    </style:style>
    <style:style style:name="T47" style:family="text">
      <style:text-properties fo:color="#000000" officeooo:rsid="0015f229"/>
    </style:style>
    <style:style style:name="T48" style:family="text">
      <style:text-properties fo:color="#000000" fo:font-weight="normal" officeooo:rsid="00173d1b" style:font-weight-asian="normal" style:font-weight-complex="normal"/>
    </style:style>
    <style:style style:name="T49" style:family="text">
      <style:text-properties fo:color="#000000" fo:font-weight="normal" officeooo:rsid="002142e1" style:font-weight-asian="normal" style:font-weight-complex="normal"/>
    </style:style>
    <style:style style:name="T50" style:family="text">
      <style:text-properties fo:color="#000000" fo:font-weight="normal" officeooo:rsid="0023e32e" style:font-weight-asian="normal" style:font-weight-complex="normal"/>
    </style:style>
    <style:style style:name="T51" style:family="text">
      <style:text-properties fo:color="#000000" fo:font-weight="normal" officeooo:rsid="00173d1b" fo:background-color="#81d41a" loext:char-shading-value="0" style:font-weight-asian="normal" style:font-weight-complex="normal"/>
    </style:style>
    <style:style style:name="T52" style:family="text">
      <style:text-properties fo:color="#000000" fo:font-style="italic" fo:font-weight="bold" officeooo:rsid="002142e1" style:font-style-asian="italic" style:font-weight-asian="bold" style:font-style-complex="italic" style:font-weight-complex="bold"/>
    </style:style>
    <style:style style:name="T53" style:family="text">
      <style:text-properties officeooo:rsid="0015f229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09263f"/>
    </style:style>
    <style:style style:name="T56" style:family="text">
      <style:text-properties fo:color="#ff0000" officeooo:rsid="0009263f"/>
    </style:style>
    <style:style style:name="T57" style:family="text">
      <style:text-properties fo:color="#ff0000" fo:font-size="12pt" fo:font-weight="normal" officeooo:rsid="0009263f" style:font-size-asian="12pt" style:font-weight-asian="normal" style:font-size-complex="12pt" style:font-weight-complex="normal"/>
    </style:style>
    <style:style style:name="T58" style:family="text">
      <style:text-properties fo:font-size="12pt" officeooo:rsid="0009263f" style:font-size-asian="12pt" style:font-size-complex="12pt"/>
    </style:style>
    <style:style style:name="T59" style:family="text">
      <style:text-properties fo:font-size="12pt" officeooo:rsid="00135338" style:font-size-asian="12pt" style:font-size-complex="12pt"/>
    </style:style>
    <style:style style:name="T60" style:family="text">
      <style:text-properties officeooo:rsid="00135338"/>
    </style:style>
    <style:style style:name="T61" style:family="text">
      <style:text-properties fo:background-color="#ffff00" loext:char-shading-value="0"/>
    </style:style>
    <style:style style:name="T62" style:family="text">
      <style:text-properties fo:color="#bf0041"/>
    </style:style>
    <style:style style:name="T63" style:family="text">
      <style:text-properties officeooo:rsid="00258161"/>
    </style:style>
    <style:style style:name="T64" style:family="text">
      <style:text-properties officeooo:rsid="001f5331"/>
    </style:style>
    <style:style style:name="T6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officeooo:rsid="0023e3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6"><text:span text:style-name="T39">Main notes</text:span> </text:p>
      <text:list xml:id="list4038276206" text:style-name="L1">
        <text:list-item>
          <text:p text:style-name="P20"><text:span text:style-name="T31">finding</text:span><text:span text:style-name="T55"> the path of a command: </text:span><text:span text:style-name="T10">CommandName</text:span><text:span text:style-name="T55"> </text:span><text:span text:style-name="T56">$PATH</text:span></text:p>
        </text:list-item>
        <text:list-item>
          <text:p text:style-name="P19"><text:span text:style-name="T32">finding</text:span><text:span text:style-name="T58"> the </text:span><text:span text:style-name="T59">folder</text:span><text:span text:style-name="T58"> of a command: </text:span><text:span text:style-name="T57">which</text:span><text:span text:style-name="T58"> <text:s/></text:span><text:span text:style-name="T11">CommandName</text:span></text:p>
        </text:list-item>
        <text:list-item>
          <text:p text:style-name="P21">To <text:span text:style-name="T16">find</text:span> a command that you don’t even k<text:span text:style-name="T60">n</text:span>ow its name -&gt; <text:span text:style-name="T16">man -k <text:s/></text:span><text:span text:style-name="T9">CommandName</text:span></text:p>
        </text:list-item>
        <text:list-item>
          <text:p text:style-name="P21"><text:span text:style-name="T12">To </text:span><text:span text:style-name="T5">look</text:span><text:span text:style-name="T12"> further </text:span><text:span text:style-name="T5">info</text:span><text:span text:style-name="T12"> about a command -&gt; </text:span><text:span text:style-name="T5">man</text:span><text:span text:style-name="T6"> </text:span><text:span text:style-name="T13">section#</text:span><text:span text:style-name="T7"> </text:span><text:span text:style-name="T8">CommandName</text:span></text:p>
        </text:list-item>
      </text:list>
      <text:p text:style-name="P12"/>
      <text:p text:style-name="P17"><text:span text:style-name="T23">tldr</text:span><text:span text:style-name="T43"> (Too long: Didn’t Read)</text:span><text:span text:style-name="T14"> </text:span></text:p>
      <text:list xml:id="list2855660049" text:style-name="L2">
        <text:list-item>
          <text:p text:style-name="P24">provides an example for the usage of the command </text:p>
        </text:list-item>
        <text:list-item>
          <text:p text:style-name="P24"><text:span text:style-name="T65">Exp1</text:span><text:span text:style-name="T16"> tldr type</text:span></text:p>
        </text:list-item>
      </text:list>
      <text:p text:style-name="P18"><text:span text:style-name="T24">cheat</text:span><text:span text:style-name="T14"> </text:span></text:p>
      <text:list xml:id="list60947033482305" text:continue-numbering="true" text:style-name="L2">
        <text:list-item>
          <text:p text:style-name="P25">provides an example for the usage of the command </text:p>
        </text:list-item>
        <text:list-item>
          <text:p text:style-name="P22"><text:span text:style-name="T52">Exp1</text:span><text:span text:style-name="T27"> </text:span><text:span text:style-name="T28">cheat</text:span><text:span text:style-name="T27"> type</text:span></text:p>
        </text:list-item>
      </text:list>
      <text:p text:style-name="P49">file</text:p>
      <text:list xml:id="list60946661784625" text:continue-numbering="true" text:style-name="L2">
        <text:list-item>
          <text:p text:style-name="P26">provides a <text:span text:style-name="T66">definition for whatever file you working with</text:span></text:p>
        </text:list-item>
        <text:list-item>
          <text:p text:style-name="P23"><text:span text:style-name="T52">Exp1</text:span><text:span text:style-name="T27"> </text:span><text:span text:style-name="T29">file</text:span><text:span text:style-name="T49"> </text:span><text:span text:style-name="T50">mohamd.txt</text:span></text:p>
        </text:list-item>
      </text:list>
      <text:p text:style-name="P12"/>
      <text:p text:style-name="P1"><text:span text:style-name="T39">The structure of the manual</text:span> </text:p>
      <text:list xml:id="list429790943" text:style-name="L3">
        <text:list-item>
          <text:p text:style-name="P27">8 sections </text:p>
        </text:list-item>
        <text:list-item>
          <text:p text:style-name="P27"><text:span text:style-name="T16">1. user commands</text:span> (will be mostly used)</text:p>
          <text:list>
            <text:list-item>
              <text:p text:style-name="P27">any common commands </text:p>
            </text:list-item>
            <text:list-item>
              <text:p text:style-name="P27">does not require root privileges </text:p>
            </text:list-item>
          </text:list>
        </text:list-item>
        <text:list-item>
          <text:p text:style-name="P27">2. system calls </text:p>
          <text:list>
            <text:list-item>
              <text:p text:style-name="P27">a more advanced commands </text:p>
            </text:list-item>
            <text:list-item>
              <text:p text:style-name="P27">works with the operator system and hardware </text:p>
            </text:list-item>
          </text:list>
        </text:list-item>
        <text:list-item>
          <text:p text:style-name="P27">3. C library functions </text:p>
          <text:list>
            <text:list-item>
              <text:p text:style-name="P27">libraries for the c programming language </text:p>
            </text:list-item>
          </text:list>
        </text:list-item>
        <text:list-item>
          <text:p text:style-name="P27">4. devices and special files </text:p>
          <text:list>
            <text:list-item>
              <text:p text:style-name="P27">the managerial tasks of devices within the PC</text:p>
            </text:list-item>
            <text:list-item>
              <text:p text:style-name="P27">for example the USB port </text:p>
            </text:list-item>
          </text:list>
        </text:list-item>
        <text:list-item>
          <text:p text:style-name="P27"><text:span text:style-name="T16">5</text:span>. <text:span text:style-name="T16">File formats and conventions</text:span> (will be mostly used)</text:p>
          <text:list>
            <text:list-item>
              <text:p text:style-name="P27">works with the formats of files within the files </text:p>
            </text:list-item>
          </text:list>
        </text:list-item>
        <text:list-item>
          <text:p text:style-name="P27">6. Games </text:p>
          <text:list>
            <text:list-item>
              <text:p text:style-name="P27">the games installed on your PC </text:p>
            </text:list-item>
          </text:list>
        </text:list-item>
        <text:list-item>
          <text:p text:style-name="P27">7. Miscellaneous </text:p>
          <text:list>
            <text:list-item>
              <text:p text:style-name="P27">un-categorized features</text:p>
            </text:list-item>
            <text:list-item>
              <text:p text:style-name="P27">protocols </text:p>
            </text:list-item>
          </text:list>
        </text:list-item>
        <text:list-item>
          <text:p text:style-name="P27"><text:span text:style-name="T16">8. system administration</text:span> (will be mostly used)</text:p>
          <text:list>
            <text:list-item>
              <text:p text:style-name="P27">all the commands that require administrative privileges &amp; root privileges</text:p>
            </text:list-item>
            <text:list-item>
              <text:p text:style-name="P27">root privileges : <text:s/>the root is the user name or account that by default has access to all commands and files on a Linux or other Unix-like operating system <text:s/></text:p>
            </text:list-item>
            <text:list-item>
              <text:p text:style-name="P28">changing passwords and editing important stuff on the computer </text:p>
            </text:list-item>
          </text:list>
        </text:list-item>
      </text:list>
      <text:p text:style-name="P3"/>
      <text:p text:style-name="P4"/>
      <text:p text:style-name="P5"><text:span text:style-name="T39">Accessing the man pages</text:span> </text:p>
      <text:list xml:id="list2409798785" text:style-name="L4">
        <text:list-item>
          <text:p text:style-name="P29"><text:span text:style-name="T35">Example </text:span><text:span text:style-name="T36">1</text:span></text:p>
          <text:list>
            <text:list-item>
              <text:p text:style-name="P30">input</text:p>
            </text:list-item>
          </text:list>
        </text:list-item>
      </text:list>
      <text:list xml:id="list1483483121" text:style-name="L5">
        <text:list-item>
          <text:list>
            <text:list-item>
              <text:list>
                <text:list-item>
                  <text:p text:style-name="P34">must use the man command -&gt; man</text:p>
                </text:list-item>
                <text:list-item>
                  <text:p text:style-name="P34"><text:soft-page-break/>the k <text:span text:style-name="T16">option</text:span> -&gt; <text:span text:style-name="T16">-</text:span>k</text:p>
                </text:list-item>
                <text:list-item>
                  <text:p text:style-name="P34">the name of the command -&gt; any name </text:p>
                </text:list-item>
                <text:list-item>
                  <text:p text:style-name="P34">for example -&gt; <text:span text:style-name="T16">man -k which</text:span> </text:p>
                </text:list-item>
                <text:list-item>
                  <text:p text:style-name="P34">this is to looking for the which option in the manual </text:p>
                </text:list-item>
              </text:list>
            </text:list-item>
            <text:list-item>
              <text:p text:style-name="P31">output </text:p>
              <text:list>
                <text:list-item>
                  <text:p text:style-name="P31">The format of the output -&gt; page name (the section # from the structure) - a brief definition </text:p>
                </text:list-item>
                <text:list-item>
                  <text:p text:style-name="P31">which(1) -locate a command <text:s/>-&gt; this means it is in structure #1 which means it is a command</text:p>
                </text:list-item>
                <text:list-item>
                  <text:p text:style-name="P31">sol (6) – a collection of card games.... -&gt; this means it is in structure #6 which means it is part of the game structure </text:p>
                </text:list-item>
              </text:list>
            </text:list-item>
          </text:list>
        </text:list-item>
      </text:list>
      <text:p text:style-name="P6"/>
      <text:list xml:id="list60946725061938" text:continue-numbering="true" text:style-name="L5">
        <text:list-item>
          <text:p text:style-name="P33"><text:span text:style-name="T35">Example </text:span><text:span text:style-name="T36">2</text:span></text:p>
          <text:list>
            <text:list-item>
              <text:p text:style-name="P31">input based on example 1 output </text:p>
              <text:list>
                <text:list-item>
                  <text:p text:style-name="P31">structure man the category and the page name -&gt; <text:span text:style-name="T16">man 1 which </text:span></text:p>
                </text:list-item>
                <text:list-item>
                  <text:p text:style-name="P31"><text:span text:style-name="T16">Only</text:span> for commands in <text:span text:style-name="T16">section 1</text:span> you can type -&gt; <text:span text:style-name="T16">man which</text:span></text:p>
                </text:list-item>
              </text:list>
            </text:list-item>
          </text:list>
        </text:list-item>
      </text:list>
      <text:p text:style-name="P6"/>
      <text:p text:style-name="P6"/>
      <text:p text:style-name="P9">Reading man pages</text:p>
      <text:list xml:id="list3170348790" text:style-name="L6">
        <text:list-item>
          <text:p text:style-name="P32">typing -&gt; man 1which or man which</text:p>
        </text:list-item>
        <text:list-item>
          <text:p text:style-name="P37">synopsis: shows how you can use the command -&gt; which [-a] filename...</text:p>
          <text:list>
            <text:list-item>
              <text:p text:style-name="P37">which -&gt; the command name </text:p>
            </text:list-item>
            <text:list-item>
              <text:p text:style-name="P38"><text:span text:style-name="T16">[-a] </text:span>-&gt; the a option, it is <text:span text:style-name="T16">optional</text:span> because it is inside <text:span text:style-name="T16">[] </text:span><text:s/>brackets.</text:p>
              <text:list>
                <text:list-item>
                  <text:p text:style-name="P38"><text:s/>You do not have to enter it </text:p>
                </text:list-item>
                <text:list-item>
                  <text:p text:style-name="P38">If it was<text:span text:style-name="T16"> &lt;a&gt; t</text:span>hen you <text:span text:style-name="T16">must include</text:span> it or the command wont work.</text:p>
                </text:list-item>
                <text:list-item>
                  <text:p text:style-name="P35"><text:span text:style-name="T38">If there is a </text:span><text:span text:style-name="T17">pip</text:span><text:span text:style-name="T38"> characters between two options for example </text:span><text:span text:style-name="T17">[-a|-f]</text:span><text:span text:style-name="T38"> then you </text:span><text:span text:style-name="T17">can either</text:span><text:span text:style-name="T38"> enter </text:span><text:span text:style-name="T17">only</text:span><text:span text:style-name="T38"> <text:s/>one of these options </text:span><text:span text:style-name="T17">not both</text:span></text:p>
                </text:list-item>
              </text:list>
            </text:list-item>
            <text:list-item>
              <text:p text:style-name="P38">filename -&gt; enter a file name like which -a echo. </text:p>
            </text:list-item>
            <text:list-item>
              <text:p text:style-name="P36"><text:span text:style-name="T30">...</text:span><text:span text:style-name="T37"> -&gt; this is the </text:span><text:span text:style-name="T3">ellipsis</text:span><text:span text:style-name="T1"> </text:span><text:span text:style-name="T2">(</text:span><text:span text:style-name="T4">the three dots</text:span><text:span text:style-name="T2">)</text:span><text:span text:style-name="T37"> which means this command can take multiple inputs (cal, </text:span></text:p>
            </text:list-item>
          </text:list>
        </text:list-item>
        <text:list-item>
          <text:p text:style-name="P37">description: explains the command in plain english<text:tab/> </text:p>
        </text:list-item>
        <text:list-item>
          <text:p text:style-name="P37">options explains what the options do, for example the option of which is a and it can print all matching path names of each argument. So show us all the folders that a program can be in if it is repeated </text:p>
        </text:list-item>
      </text:list>
      <text:p text:style-name="P7"/>
      <text:p text:style-name="P13"><text:span text:style-name="T40">Reading man pages </text:span><text:span text:style-name="T41">Example Notes </text:span><text:span text:style-name="T42">commands that ARE NOT defined directly in the SHELL (you can use </text:span><text:span text:style-name="T22">man</text:span><text:span text:style-name="T42"> otherwise you need to use <text:s/></text:span><text:span text:style-name="T22">help</text:span><text:span text:style-name="T42">)</text:span></text:p>
      <text:p text:style-name="P8">Requirements </text:p>
      <text:list xml:id="list2564149362" text:style-name="L7">
        <text:list-item>
          <text:list>
            <text:list-item>
              <text:p text:style-name="P39"><text:span text:style-name="T44">you want a command that is able to list the folders &amp; files </text:span><text:span text:style-name="T53">of</text:span><text:span text:style-name="T44"> a folder </text:span></text:p>
            </text:list-item>
            <text:list-item>
              <text:p text:style-name="P39"><text:span text:style-name="T44">type something to get you close to that command using the </text:span><text:span text:style-name="T18">man</text:span><text:span text:style-name="T44"> </text:span><text:span text:style-name="T18">-k </text:span><text:span text:style-name="T44">and few keywords in </text:span><text:span text:style-name="T18">quotation</text:span><text:span text:style-name="T44"> marks</text:span></text:p>
            </text:list-item>
            <text:list-item>
              <text:p text:style-name="P41">the following was typed <text:span text:style-name="T16">man -k “list directory contents”</text:span> </text:p>
              <text:list>
                <text:list-item>
                  <text:p text:style-name="P41">note that, the <text:span text:style-name="T16">-k</text:span> is the <text:span text:style-name="T16">search option</text:span> for <text:span text:style-name="T16">the man (manual) </text:span></text:p>
                </text:list-item>
                <text:list-item>
                  <text:p text:style-name="P42"><text:span text:style-name="T46">any</text:span><text:span text:style-name="T16"> short option </text:span><text:span text:style-name="T46">requires</text:span><text:span text:style-name="T16"> – </text:span><text:span text:style-name="T46">and</text:span><text:span text:style-name="T16"> long options </text:span><text:span text:style-name="T46">require</text:span><text:span text:style-name="T16"> --</text:span></text:p>
                </text:list-item>
                <text:list-item>
                  <text:p text:style-name="P39"><text:span text:style-name="T44">everything in the </text:span><text:span text:style-name="T18">quotation</text:span><text:span text:style-name="T44"> mark will be searched up for</text:span></text:p>
                </text:list-item>
              </text:list>
            </text:list-item>
            <text:list-item>
              <text:p text:style-name="P41">the output sometimes is not what you like so you need to keep changing it until you can something that you can search up </text:p>
            </text:list-item>
            <text:list-item>
              <text:p text:style-name="P39"><text:span text:style-name="T44">based on the results you get </text:span><text:span text:style-name="T45">evaluate each option</text:span><text:span text:style-name="T44"> typing -&gt; </text:span><text:span text:style-name="T18">man (</text:span><text:span text:style-name="T19">#</text:span><text:span text:style-name="T18">) the_name</text:span></text:p>
              <text:list>
                <text:list-item>
                  <text:p text:style-name="P41"><text:soft-page-break/>note you <text:span text:style-name="T16">do not need (1) </text:span>for the first section’s commands you cane just type <text:span text:style-name="T16">man the_name</text:span></text:p>
                </text:list-item>
              </text:list>
            </text:list-item>
            <text:list-item>
              <text:p text:style-name="P43">remember to look at the description for the definition and the synopsis to see how it can be written </text:p>
              <text:list>
                <text:list-item>
                  <text:p text:style-name="P43">note and look for the <text:span text:style-name="T16">[]</text:span>, the <text:span text:style-name="T16">...</text:span>, <text:span text:style-name="T16">&lt;&gt;</text:span>, etc in the synopsis </text:p>
                </text:list-item>
                <text:list-item>
                  <text:p text:style-name="P44">when you type an option you need either – or --</text:p>
                </text:list-item>
              </text:list>
            </text:list-item>
            <text:list-item>
              <text:p text:style-name="P43">for ls we have ls [options]... [files]... so it can be written alone only as ls or can be written with multiple options and /or multiple files </text:p>
            </text:list-item>
            <text:list-item>
              <text:p text:style-name="P44">also in the description you can see some <text:span text:style-name="T16">options</text:span> that have the double dashes <text:span text:style-name="T16">--</text:span> </text:p>
              <text:list>
                <text:list-item>
                  <text:p text:style-name="P44">for example <text:span text:style-name="T16">ls -h </text:span>is the <text:span text:style-name="T16">same</text:span> as <text:span text:style-name="T16">ls</text:span> <text:span text:style-name="T16">–human-readable. </text:span>Also<text:span text:style-name="T16">, </text:span>do<text:span text:style-name="T16"> </text:span><text:span text:style-name="T54">not</text:span><text:span text:style-name="T16"> </text:span><text:span text:style-name="T54">forget</text:span><text:span text:style-name="T16"> </text:span>to<text:span text:style-name="T16"> </text:span>add<text:span text:style-name="T16"> -l or -s </text:span>to<text:span text:style-name="T16"> </text:span>that<text:span text:style-name="T16"> </text:span>command</text:p>
                </text:list-item>
              </text:list>
            </text:list-item>
            <text:list-item>
              <text:p text:style-name="P40"><text:span text:style-name="T47">for any </text:span><text:span text:style-name="T20">link</text:span><text:span text:style-name="T47"> in the manual you can click on it by holding </text:span><text:span text:style-name="T20">Ctrl</text:span><text:span text:style-name="T47"> &amp; </text:span><text:span text:style-name="T20">left click</text:span></text:p>
            </text:list-item>
          </text:list>
        </text:list-item>
      </text:list>
      <text:p text:style-name="P15"/>
      <text:p text:style-name="P2"><text:span text:style-name="T40">Reading man pages </text:span><text:span text:style-name="T41">Example Notes </text:span><text:span text:style-name="T42">commands that are defined directly in the SHELL ( use <text:s/></text:span><text:span text:style-name="T22">help</text:span><text:span text:style-name="T42">)</text:span></text:p>
      <text:p text:style-name="P14"><text:span text:style-name="T42">T</text:span><text:span text:style-name="T39">ype </text:span><text:span text:style-name="T21">help</text:span><text:span text:style-name="T39"> to get a list of everything</text:span></text:p>
      <text:list xml:id="list1662192489" text:style-name="L8">
        <text:list-item>
          <text:p text:style-name="P47"><text:span text:style-name="T15">for example the cd command</text:span><text:span text:style-name="T39"> </text:span></text:p>
        </text:list-item>
        <text:list-item>
          <text:p text:style-name="P47"><text:span text:style-name="T15">type</text:span><text:span text:style-name="T39"> </text:span><text:span text:style-name="T25">help cd</text:span></text:p>
        </text:list-item>
        <text:list-item>
          <text:p text:style-name="P46"><text:span text:style-name="T26">To find all the commands </text:span><text:span text:style-name="T48">that can be found by the help you just need to type </text:span><text:span text:style-name="T26">help </text:span><text:span text:style-name="T48">and you will get a list of all the commands that is stored in the shell</text:span></text:p>
          <text:p text:style-name="P45"/>
        </text:list-item>
      </text:list>
      <text:p text:style-name="P11"><text:span text:style-name="T64">U</text:span><text:span text:style-name="T63">sing the </text:span><text:span text:style-name="T33">grep</text:span><text:span text:style-name="T63"> command with the </text:span><text:span text:style-name="T33">man</text:span><text:span text:style-name="T63"> command</text:span></text:p>
      <text:list xml:id="list60945672249888" text:continue-numbering="true" text:style-name="L8">
        <text:list-item>
          <text:list>
            <text:list-item>
              <text:p text:style-name="P48"><text:span text:style-name="T16">man</text:span> <text:span text:style-name="T61">-k </text:span><text:span text:style-name="T62">print</text:span> | <text:span text:style-name="T16">grep</text:span> <text:s/>files </text:p>
            </text:list-item>
            <text:list-item>
              <text:p text:style-name="P48">The <text:span text:style-name="T16">man</text:span> <text:s/><text:span text:style-name="T61">-k </text:span>print -&gt; will find any command that can provide <text:span text:style-name="T62">print</text:span> in it </text:p>
            </text:list-item>
            <text:list-item>
              <text:p text:style-name="P48"><text:span text:style-name="T48">| </text:span><text:span text:style-name="T26">grep</text:span><text:span text:style-name="T48"> </text:span><text:span text:style-name="T51">files</text:span><text:span text:style-name="T48"> -&gt; pipe to grep everything and grep will show the results that only contain the word </text:span><text:span text:style-name="T51">files</text:span><text:span text:style-name="T48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9:54:27.993745377</meta:creation-date>
    <meta:generator>LibreOffice/6.4.7.2$Linux_X86_64 LibreOffice_project/40$Build-2</meta:generator>
    <dc:date>2022-01-19T06:09:45.354363807</dc:date>
    <meta:editing-duration>PT11H26M2S</meta:editing-duration>
    <meta:editing-cycles>11</meta:editing-cycles>
    <meta:document-statistic meta:table-count="0" meta:image-count="0" meta:object-count="0" meta:page-count="3" meta:paragraph-count="93" meta:word-count="1010" meta:character-count="5032" meta:non-whitespace-character-count="4129"/>
  </office:meta>
</office:document-meta>
</file>